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">
      <style:text-properties officeooo:paragraph-rsid="0018dad8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0075in" fo:margin-right="0.7661in" fo:margin-top="0in" fo:margin-bottom="0in" loext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0075in" fo:margin-right="0.7661in" fo:margin-top="0in" fo:margin-bottom="0in" loext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7" style:family="paragraph" style:parent-style-name="Standard">
      <style:paragraph-properties fo:margin-left="0.0008in" fo:margin-right="0.0425in" fo:margin-top="0.0217in" fo:margin-bottom="0in" loext:contextual-spacing="false" fo:line-height="95%" fo:text-align="justify" style:justify-single-word="false" fo:keep-together="auto" fo:orphans="0" fo:widows="0" fo:text-indent="0.0091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0126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officeooo:paragraph-rsid="0018dad8"/>
    </style:style>
    <style:style style:name="P9" style:family="paragraph" style:parent-style-name="Standard">
      <style:paragraph-properties fo:margin-left="0.0126in" fo:margin-right="0in" fo:margin-top="0.0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0126in" fo:margin-right="0in" fo:margin-top="0.002in" fo:margin-bottom="0in" loext:contextual-spacing="false" fo:line-height="100%" fo:orphans="0" fo:widows="0" fo:text-indent="0in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1" style:family="paragraph" style:parent-style-name="Standard">
      <style:paragraph-properties fo:margin-left="0.0126in" fo:margin-right="0in" fo:margin-top="0.002in" fo:margin-bottom="0in" loext:contextual-spacing="false" fo:line-height="100%" fo:orphans="0" fo:widows="0" fo:text-indent="0in" style:auto-text-indent="false"/>
    </style:style>
    <style:style style:name="P12" style:family="paragraph" style:parent-style-name="Standard">
      <style:paragraph-properties fo:margin-left="0.012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1pt" officeooo:paragraph-rsid="0018dad8" style:font-name-asian="Times New Roman1" style:font-size-asian="11pt" style:font-name-complex="Times New Roman1" style:font-size-complex="11pt"/>
    </style:style>
    <style:style style:name="P13" style:family="paragraph" style:parent-style-name="Standard">
      <style:paragraph-properties fo:margin-left="0.0126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Times New Roman" fo:font-size="11pt" officeooo:paragraph-rsid="0018dad8" style:font-name-asian="Times New Roman1" style:font-size-asian="11pt" style:font-name-complex="Times New Roman1" style:font-size-complex="11pt"/>
    </style:style>
    <style:style style:name="P14" style:family="paragraph" style:parent-style-name="Standard">
      <style:paragraph-properties fo:margin-left="0in" fo:margin-right="0in" fo:margin-top="0.1709in" fo:margin-bottom="0in" loext:contextual-spacing="false" fo:line-height="95%" fo:text-align="start" style:justify-single-word="false" fo:keep-together="auto" fo:orphans="0" fo:widows="0" fo:text-indent="0.0102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0055in" fo:margin-right="0.0484in" fo:margin-top="0.0161in" fo:margin-bottom="0in" loext:contextual-spacing="false" fo:line-height="95%" fo:text-align="start" style:justify-single-word="false" fo:keep-together="auto" fo:orphans="0" fo:widows="0" fo:text-indent="0.0043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0055in" fo:margin-right="0.0484in" fo:margin-top="0.0161in" fo:margin-bottom="0in" loext:contextual-spacing="false" fo:line-height="95%" fo:text-align="start" style:justify-single-word="false" fo:keep-together="auto" fo:orphans="0" fo:widows="0" fo:text-indent="0.0043in" style:auto-text-indent="false" fo:break-before="auto" fo:break-after="auto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7" style:family="paragraph" style:parent-style-name="Standard">
      <style:paragraph-properties fo:margin-left="0.0055in" fo:margin-right="0.0484in" fo:margin-top="0.0161in" fo:margin-bottom="0in" loext:contextual-spacing="false" fo:line-height="95%" fo:orphans="0" fo:widows="0" fo:text-indent="0.0043in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8" style:family="paragraph" style:parent-style-name="Standard">
      <style:paragraph-properties fo:margin-left="0in" fo:margin-right="0.7661in" fo:margin-top="0in" fo:margin-bottom="0in" loext:contextual-spacing="false" fo:line-height="9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19" style:family="paragraph" style:parent-style-name="Standard">
      <style:paragraph-properties fo:margin-left="0.0075in" fo:margin-right="0in" fo:margin-top="0.1744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8dad8"/>
    </style:style>
    <style:style style:name="P20" style:family="paragraph" style:parent-style-name="Standard">
      <style:paragraph-properties fo:margin-left="0.0055in" fo:margin-right="0in" fo:margin-top="0.17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21" style:family="paragraph" style:parent-style-name="Standard">
      <style:paragraph-properties fo:margin-left="0in" fo:margin-right="0.0457in" fo:margin-top="0.1791in" fo:margin-bottom="0in" loext:contextual-spacing="false" fo:line-height="100%" fo:text-align="start" style:justify-single-word="false" fo:orphans="0" fo:widows="0" fo:text-indent="0in" style:auto-text-indent="false" fo:break-before="auto" fo:break-after="auto" fo:padding="0in" fo:border="none"/>
      <style:text-properties officeooo:paragraph-rsid="0018dad8"/>
    </style:style>
    <style:style style:name="P2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3" style:family="paragraph" style:parent-style-name="Standard">
      <style:paragraph-properties fo:margin-left="0.0075in" fo:margin-right="0in" fo:margin-top="0.17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weight="bold" officeooo:paragraph-rsid="0018dad8" style:font-weight-asian="bold"/>
    </style:style>
    <style:style style:name="P24" style:family="paragraph" style:parent-style-name="Standard">
      <style:paragraph-properties fo:margin-left="0.0126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paragraph-rsid="0018dad8" style:font-name-asian="Times New Roman1" style:font-size-asian="11pt" style:font-style-asian="normal" style:font-weight-asian="normal" style:font-name-complex="Times New Roman1" style:font-size-complex="11pt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6" style:family="paragraph" style:parent-style-name="Standard">
      <style:paragraph-properties fo:margin-left="0.0146in" fo:margin-right="0.0547in" fo:margin-top="0.1791in" fo:margin-bottom="0in" loext:contextual-spacing="false" fo:line-height="104%" fo:text-align="start" style:justify-single-word="false" fo:keep-together="auto" fo:orphans="0" fo:widows="0" fo:text-indent="-0.0083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0146in" fo:margin-right="0.0547in" fo:margin-top="0.1791in" fo:margin-bottom="0in" loext:contextual-spacing="false" fo:line-height="104%" fo:text-align="start" style:justify-single-word="false" fo:keep-together="auto" fo:orphans="0" fo:widows="0" fo:text-indent="-0.00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1" style:family="text">
      <style:text-properties style:font-name="Times New Roman" fo:font-size="15.5pt" fo:font-weight="bold" style:font-name-asian="Times New Roman1" style:font-size-asian="15.5pt" style:font-weight-asian="bold" style:font-name-complex="Times New Roman1" style:font-size-complex="15.5pt"/>
    </style:style>
    <style:style style:name="T2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3" style:family="text">
      <style:text-properties style:font-name="Times New Roman" fo:font-size="11pt" officeooo:rsid="0018dad8" style:font-name-asian="Times New Roman1" style:font-size-asian="11pt" style:font-name-complex="Times New Roman1" style:font-size-complex="11pt"/>
    </style:style>
    <style:style style:name="T4" style:family="text">
      <style:text-properties style:font-name="Times New Roman" fo:font-size="11pt" officeooo:rsid="001acbcf" style:font-name-asian="Times New Roman1" style:font-size-asian="11pt" style:font-name-complex="Times New Roman1" style:font-size-complex="11pt"/>
    </style:style>
    <style:style style:name="T5" style:family="text">
      <style:text-properties style:font-name="Times New Roman" fo:font-size="11pt" officeooo:rsid="0021f86b" style:font-name-asian="Times New Roman1" style:font-size-asian="11pt" style:font-name-complex="Times New Roman1" style:font-size-complex="11pt"/>
    </style:style>
    <style:style style:name="T6" style:family="text">
      <style:text-properties style:font-name="Times New Roman" fo:font-size="11pt" fo:font-style="italic" style:font-name-asian="Times New Roman1" style:font-size-asian="11pt" style:font-style-asian="italic" style:font-name-complex="Times New Roman1" style:font-size-complex="11pt"/>
    </style:style>
    <style:style style:name="T7" style:family="text">
      <style:text-properties style:font-name="Times New Roman" fo:font-size="11pt" fo:font-style="italic" officeooo:rsid="0018dad8" style:font-name-asian="Times New Roman1" style:font-size-asian="11pt" style:font-style-asian="italic" style:font-name-complex="Times New Roman1" style:font-size-complex="11pt"/>
    </style:style>
    <style:style style:name="T8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9" style:family="text">
      <style:text-properties style:font-name="Times New Roman" fo:font-size="11pt" fo:font-weight="bold" officeooo:rsid="0018dad8" style:font-name-asian="Times New Roman1" style:font-size-asian="11pt" style:font-weight-asian="bold" style:font-name-complex="Times New Roman1" style:font-size-complex="11pt"/>
    </style:style>
    <style:style style:name="T10" style:family="text">
      <style:text-properties style:font-name="Times New Roman" fo:font-size="11pt" fo:font-weight="bold" officeooo:rsid="001acbcf" style:font-name-asian="Times New Roman1" style:font-size-asian="11pt" style:font-weight-asian="bold" style:font-name-complex="Times New Roman1" style:font-size-complex="11pt"/>
    </style:style>
    <style:style style:name="T11" style:family="text">
      <style:text-properties style:font-name="Times New Roman" style:font-name-asian="Times New Roman1" style:font-name-complex="Times New Roman1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5.5pt" fo:font-style="normal" style:text-underline-style="none" fo:font-weight="bold" style:font-name-asian="Times New Roman1" style:font-size-asian="15.5pt" style:font-style-asian="normal" style:font-weight-asian="bold" style:font-name-complex="Times New Roman1" style:font-size-complex="15.5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style:font-name-asian="Times New Roman1" style:font-size-asian="11pt" style:font-style-asian="normal" style:font-name-complex="Times New Roman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officeooo:rsid="0018dad8" style:font-name-asian="Times New Roman1" style:font-size-asian="11pt" style:font-style-asian="normal" style:font-name-complex="Times New Roman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style:font-name-asian="Times New Roman1" style:font-size-asian="11pt" style:font-style-asian="italic" style:font-name-complex="Times New Roman1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officeooo:rsid="0018dad8" style:font-name-asian="Times New Roman1" style:font-size-asian="11pt" style:font-style-asian="italic" style:font-name-complex="Times New Roman1" style:font-size-complex="11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22" style:family="text">
      <style:text-properties style:text-position="0% 100%" style:font-name="Times New Roman" style:font-name-asian="Times New Roman1" style:font-name-complex="Times New Roman1"/>
    </style:style>
    <style:style style:name="T23" style:family="text">
      <style:text-properties style:text-position="0% 100%" style:font-name="Times New Roman" officeooo:rsid="001acbcf" style:font-name-asian="Times New Roman1" style:font-name-complex="Times New Roman1"/>
    </style:style>
    <style:style style:name="T24" style:family="text">
      <style:text-properties officeooo:rsid="0021f86b"/>
    </style:style>
    <style:style style:name="T25" style:family="text">
      <style:text-properties officeooo:rsid="0023d2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Jonah Cole Biedermann</text:span><text:span text:style-name="T12"> </text:span></text:p>
      <text:p text:style-name="P4"><text:span text:style-name="T13">(541) </text:span><text:span text:style-name="T2">915</text:span><text:span text:style-name="T13">-</text:span><text:span text:style-name="T2">3843</text:span><text:span text:style-name="T13"> • </text:span><text:span text:style-name="T2">biedermj</text:span><text:span text:style-name="T13">@oregonstate.edu • Corvallis, OR </text:span></text:p>
      <text:p text:style-name="P5"><text:span text:style-name="T2">https://www.linkedin.com/in/jonah-biedermann/</text:span><text:span text:style-name="T13"> • </text:span><text:span text:style-name="T2">https://github.com/jonah0502</text:span><text:span text:style-name="T13"> • </text:span><text:span text:style-name="T2">https://jonahportfolio.com/</text:span><text:span text:style-name="T13"> </text:span></text:p>
      <text:p text:style-name="P6"/>
      <text:p text:style-name="P18">EDUCATION </text:p>
      <text:p text:style-name="P7"><text:span text:style-name="T14">Oregon State University Corvallis, OR </text:span><text:span text:style-name="T17">Bachelor of Science in Computer Science </text:span></text:p>
      <text:p text:style-name="P7"><text:span text:style-name="T17">June 202</text:span><text:span text:style-name="T6">4</text:span><text:span text:style-name="T17"> </text:span><text:span text:style-name="T13">• GPA: </text:span><text:span text:style-name="T2">3.</text:span><text:span text:style-name="T4">86</text:span><text:span text:style-name="T13"> out of 4.00 </text:span></text:p>
      <text:p text:style-name="P23"><text:span text:style-name="T15">RESEARCH/WORK EXPERIENCE </text:span></text:p>
      <text:p text:style-name="P19"><text:span text:style-name="T9">QA </text:span><text:span text:style-name="T10">Software </text:span><text:span text:style-name="T9">Engineer </text:span><text:span text:style-name="T2">• </text:span><text:span text:style-name="T7">Mosaic Finance</text:span><text:span text:style-name="T15"> </text:span><text:span text:style-name="T2">• </text:span><text:span text:style-name="T19">San Diego</text:span><text:span text:style-name="T18">, </text:span><text:span text:style-name="T19">CA</text:span><text:span text:style-name="T6"> <text:s/></text:span><text:span text:style-name="T18"><text:s/></text:span><text:span text:style-name="T7">March</text:span><text:span text:style-name="T6"> 202</text:span><text:span text:style-name="T7">2</text:span><text:span text:style-name="T6">- June 202</text:span><text:span text:style-name="T7">2</text:span></text:p>
      <text:p text:style-name="P3"><text:span text:style-name="T22"><text:s/>• </text:span><text:span text:style-name="T23">Developed/implemented functional UI automation frameworks/test scripts for multiple in-house systems (including Angular-based software) utilizing technologies such as C#, TypeScript, Cypress, Cucumber, and Chai.</text:span></text:p>
      <text:p text:style-name="P24">• Collaborated with offshore teams to implement automation and aide in test script authoring.</text:p>
      <text:p text:style-name="P14"><text:span text:style-name="T8">Data Structures Teaching Assistant </text:span><text:span text:style-name="T2">• </text:span><text:span text:style-name="T6">Under Professor Randy Scovil </text:span><text:span text:style-name="T2">•</text:span><text:span text:style-name="T6"> </text:span><text:span text:style-name="T18">Corvallis, OR</text:span><text:span text:style-name="T15"> </text:span><text:span text:style-name="T6">June 2021 - August 2021</text:span></text:p>
      <text:p text:style-name="Standard"><text:span text:style-name="T22">• </text:span><text:span text:style-name="T11">Held weekly office hours assisting students in debugging programs and answering course-related questions.</text:span></text:p>
      <text:p text:style-name="P9"><text:span text:style-name="T13">• </text:span><text:span text:style-name="T2">Mastered the CS261 (Data Structures) material set in order to help students to the fullest. </text:span></text:p>
      <text:p text:style-name="P10">• Graded <text:span text:style-name="T25">1</text:span>00+ students on programming assignments and gave feedback to ensure their success with future programming.</text:p>
      <text:p text:style-name="P21"><text:span text:style-name="T8">Computer Science Project Lead </text:span><text:span text:style-name="T2">• </text:span><text:span text:style-name="T6">Under Professor Chet Udell in Open-Sensing Lab</text:span><text:span text:style-name="T15"> </text:span><text:span text:style-name="T2">• </text:span><text:span text:style-name="T18">Corvallis, OR</text:span><text:span text:style-name="T6"> <text:s/></text:span><text:span text:style-name="T18"><text:s/></text:span><text:span text:style-name="T6">February 2021 - June 2021</text:span></text:p>
      <text:p text:style-name="P3"><text:span text:style-name="T22"><text:s/>• </text:span><text:span text:style-name="T11">Set up a web server using React, NodeJS, and Docker in order to add MQTT and MongoDB functionality to Loom.</text:span><text:span text:style-name="T22"> </text:span></text:p>
      <text:p text:style-name="P8"><text:span text:style-name="T13">• </text:span><text:span text:style-name="T2">Maintained a MongoDB Database to collect and store data from Arduino sensors using C/C++</text:span></text:p>
      <text:p text:style-name="P12"><text:span text:style-name="T21">• </text:span>I managed a team of volunteer engineers and used MaxMSP and NodeJS to make an Audio-visualization of MongoDB data.</text:p>
      <text:p text:style-name="P13"/>
      <text:p text:style-name="P11"><text:span text:style-name="T8">Lifeguard </text:span><text:span text:style-name="T2">• </text:span><text:span text:style-name="T6">Mittleman Jewish Community Center </text:span><text:span text:style-name="T2">•</text:span><text:span text:style-name="T6"> Hillsboro, OR</text:span><text:span text:style-name="T2"> </text:span><text:span text:style-name="T6">June 2016 - August 2019</text:span></text:p>
      <text:p text:style-name="P2">• Explained and enforced facility regulations, policies, and procedures to patrons.</text:p>
      <text:p text:style-name="P10">• Demonstrated proper rescue techniques, including but not limited to, swimming rescues, First Aid, and CPR.</text:p>
      <text:p text:style-name="P10">• Kept accurate records of incident reports, maintenance, and chemical testing.</text:p>
      <text:p text:style-name="P20">ACTIVITIES </text:p>
      <text:p text:style-name="P1"/>
      <text:p text:style-name="P15"><text:span text:style-name="T8">Alpha Epsilon Pi Fraternity</text:span><text:span text:style-name="T6"> September 2019 - Current</text:span><text:span text:style-name="T17"> </text:span><text:span text:style-name="T2"><text:s/></text:span></text:p>
      <text:p text:style-name="P17">• Positions Held: Vice President, <text:s/>Philanthropy Chair, Sentinel, Scribe, Social Media Chair</text:p>
      <text:p text:style-name="P16">• Successfully grew membership by roughly <text:span text:style-name="T24">4</text:span>0% </text:p>
      <text:p text:style-name="P16">• Regularly volunteered at our local Hillel • Regularly served in food kitchens.</text:p>
      <text:p text:style-name="P11"><text:span text:style-name="T2">• Organized annual AE-Puppies philanthropy which resulted in over $</text:span><text:span text:style-name="T3">500</text:span><text:span text:style-name="T2"> going to the Corvallis Humane Society and </text:span><text:span text:style-name="T5">several</text:span><text:span text:style-name="T2"> shelter dogs getting adopted.</text:span></text:p>
      <text:p text:style-name="P26"><text:span text:style-name="T8">Film Analysis Club</text:span><text:span text:style-name="T17"> </text:span><text:span text:style-name="T6">October </text:span><text:span text:style-name="T17">202</text:span><text:span text:style-name="T6">1</text:span><text:span text:style-name="T17"> – </text:span><text:span text:style-name="T6">Current </text:span><text:span text:style-name="T20">• </text:span><text:span text:style-name="T2">Co-founded a club in which I served as Director of Student Discipline. I was responsible for dealing with any conflict that rose between the members. I helped write the constitution, plan and market events, lead member discussions as well as help with logistics.</text:span></text:p>
      <text:p text:style-name="P27">SKILLS </text:p>
      <text:list xml:id="list1264183821" text:style-name="WWNum1">
        <text:list-item>
          <text:p text:style-name="P25">C++ / C, Python, C#, R, HTML/CSS/Javascript (NodeJS, MongoDB, SQL, <text:span text:style-name="T24">Typescript, Cypress, MongoDB, </text:span><text:span text:style-name="T25">REST APIs</text:span>)</text:p>
        </text:list-item>
        <text:list-item>
          <text:p text:style-name="P25">Web Development and Design, Algorithm Analysis, Game Development, Vector Calculus, Linear Algebra, Neural Network Fundamentals, Adobe Creative Cloud (Illustrator, Lightroom, Photoshop, etc.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846in" fo:margin-bottom="1.3417in" fo:margin-left="0.4953in" fo:margin-right="0.4717in" style:writing-mode="lr-tb" style:layout-grid-color="#c0c0c0" style:layout-grid-lines="233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02T15:09:27.219345426</dc:date>
    <meta:editing-duration>PT14M57S</meta:editing-duration>
    <meta:editing-cycles>6</meta:editing-cycles>
    <meta:document-statistic meta:table-count="0" meta:image-count="0" meta:object-count="0" meta:page-count="1" meta:paragraph-count="32" meta:word-count="434" meta:character-count="2978" meta:non-whitespace-character-count="2556"/>
  </office:meta>
</office:document-meta>
</file>